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1"/>
    </style:style>
    <style:style style:name="P2" style:family="paragraph" style:parent-style-name="Heading_20_1">
      <style:text-properties officeooo:rsid="0003558c" officeooo:paragraph-rsid="0003558c"/>
    </style:style>
    <style:style style:name="P3" style:family="paragraph" style:parent-style-name="Standard">
      <style:text-properties officeooo:rsid="0003558c" officeooo:paragraph-rsid="0003558c"/>
    </style:style>
    <style:style style:name="P4" style:family="paragraph" style:parent-style-name="Standard">
      <style:paragraph-properties fo:break-before="auto" fo:break-after="auto"/>
      <style:text-properties officeooo:rsid="0003558c" officeooo:paragraph-rsid="0003558c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3558c" officeooo:paragraph-rsid="0003558c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03558c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officeooo:rsid="0003558c" officeooo:paragraph-rsid="0003558c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battles: Character creation</text:p>
      <text:p text:style-name="Standard"/>
      <text:p text:style-name="Standard">Before starting your first adventure, you must create a character. This section guides you through the character creation process step by step and gives you advice on what to choose. Before starting creating your character you need a character sheet, a pencil, and a set of polyhedral dice. This section details how to create a first level character. If you are creating a higher level character it is recommended that you follow the steps detailed here, then level up your character to the desired level. </text:p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Subtitle"><text:bookmark text:name="_5101bv38436k"/>Ability scores</text:p>
      <text:p text:style-name="Standard">Your ability scores are one the most important parts of your character and determines your raw potential (See Basics of play; Ability scores)</text:p>
      <text:p text:style-name="P2">Experience points</text:p>
      <text:p text:style-name="P3"/>
      <text:p text:style-name="P4">You need 1000xp to level u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7T19:41:20.460562475</dc:date>
    <meta:editing-duration>PT16M53S</meta:editing-duration>
    <meta:editing-cycles>2</meta:editing-cycles>
    <meta:document-statistic meta:table-count="0" meta:image-count="0" meta:object-count="0" meta:page-count="1" meta:paragraph-count="6" meta:word-count="121" meta:character-count="738" meta:non-whitespace-character-count="622"/>
  </office:meta>
</office:document-meta>
</file>